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640000004B0FFB7843D.png" manifest:media-type="image/png"/>
  <manifest:file-entry manifest:full-path="Pictures/1000000000000640000004B036863B8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5.08cm"/>
    </style:style>
    <style:style style:name="pr2" style:family="presentation" style:parent-style-name="Glossy-notes">
      <style:graphic-properties draw:fill-color="#ffffff" draw:auto-grow-height="true" fo:min-height="13.364cm"/>
    </style:style>
    <style:style style:name="pr3" style:family="presentation" style:parent-style-name="Glossy-title">
      <style:graphic-properties draw:auto-grow-height="true" fo:min-height="3.506cm"/>
    </style:style>
    <style:style style:name="pr4" style:family="presentation" style:parent-style-name="Glossy-outline1">
      <style:graphic-properties draw:auto-grow-height="true" fo:min-height="13.859cm"/>
    </style:style>
    <style:style style:name="pr5" style:family="presentation" style:parent-style-name="Glossy-title">
      <style:graphic-properties fo:min-height="3.506cm"/>
    </style:style>
    <style:style style:name="pr6" style:family="presentation" style:parent-style-name="Glossy-outline1">
      <style:graphic-properties fo:min-height="13.859cm"/>
    </style:style>
    <style:style style:name="pr7" style:family="presentation" style:parent-style-name="Glossy-notes">
      <style:graphic-properties draw:fill-color="#ffffff" fo:min-height="13.364cm"/>
    </style:style>
    <style:style style:name="pr8" style:family="presentation" style:parent-style-name="Glossy-outline1">
      <style:graphic-properties fo:min-height="14.11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66pt" style:font-size-asian="66pt" style:font-size-complex="66pt"/>
    </style:style>
    <style:style style:name="P3" style:family="paragraph"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margin-top="0cm" fo:margin-bottom="0cm" fo:text-align="start"/>
    </style:style>
    <style:style style:name="P7" style:family="paragraph">
      <style:text-properties fo:font-size="2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FreeMono" style:font-family-generic="modern" style:font-pitch="fixed" fo:font-style="normal" style:font-style-asian="normal" style:font-style-complex="normal"/>
    </style:style>
    <style:style style:name="T6" style:family="text">
      <style:text-properties fo:font-family="Arial" style:font-family-generic="swiss" fo:font-style="normal" style:font-style-asian="normal" style:font-style-complex="normal"/>
    </style:style>
    <style:style style:name="T7" style:family="text">
      <style:text-properties fo:font-family="FreeMono" style:font-family-generic="modern" style:font-pitch="fixed"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family="Arial" style:font-family-generic="swiss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family="Arial" style:font-family-generic="swiss" fo:font-size="28pt" fo:font-style="normal" style:font-size-asian="28pt" style:font-style-asian="normal" style:font-size-complex="28pt" style:font-style-complex="normal"/>
    </style:style>
    <style:style style:name="T11" style:family="text">
      <style:text-properties fo:font-family="FreeMono" style:font-family-generic="modern" style:font-pitch="fixed" fo:font-size="26pt" fo:font-style="normal" style:font-size-asian="26pt" style:font-style-asian="normal" style:font-size-complex="26pt" style:font-style-complex="normal"/>
    </style:style>
    <style:style style:name="T12" style:family="text">
      <style:text-properties fo:font-family="FreeMono" style:font-family-generic="modern" style:font-pitch="fixed" fo:font-style="normal" style:font-style-asian="normal" style:font-style-complex="normal"/>
    </style:style>
    <style:style style:name="T13" style:family="text">
      <style:text-properties fo:font-family="Arial" style:font-family-generic="swiss" fo:font-style="italic" style:font-style-asian="italic" style:font-style-complex="italic"/>
    </style:style>
    <style:style style:name="T14" style:family="text">
      <style:text-properties fo:font-family="FreeMono" style:font-family-generic="modern" style:font-pitch="fixed" fo:font-size="26pt" style:font-size-asian="26pt" style:font-size-complex="26pt"/>
    </style:style>
    <style:style style:name="T15" style:family="text">
      <style:text-properties fo:font-family="FreeMono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4.945cm" svg:height="5.209cm" svg:x="1.524cm" svg:y="5.842cm" presentation:class="title" presentation:user-transformed="true">
          <draw:text-box>
            <text:p text:style-name="P1"><text:span text:style-name="T1">Introduction to Programming</text:span></text:p>
          </draw:text-box>
        </draw:frame>
        <draw:frame draw:style-name="gr1" draw:text-style-name="P3" draw:layer="layout" svg:width="23.622cm" svg:height="2.143cm" svg:x="2.032cm" svg:y="12.335cm">
          <draw:text-box>
            <text:p><text:span text:style-name="T2">Lets Get Started with Pyth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etting U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irst you will need Python</text:p>
              </text:list-item>
              <text:list-item>
                <text:p>Direct a web browser to<text:a xlink:href="http://python.org/download">http://python.org/download</text:a></text:p>
              </text:list-item>
              <text:list-item>
                <text:p>Download <text:span text:style-name="T3">Python 3.2.3 Windows x86 MSI Installer</text:span> if you have Windows</text:p>
              </text:list-item>
              <text:list-item>
                <text:p>Download <text:span text:style-name="T3">Python 3.2.3 Mac OS X 64-bit/32-bit x86-64/i386 Installer</text:span><text:span text:style-name="T4"> if you have Mac OS X</text:span></text:p>
              </text:list-item>
              <text:list-item>
                <text:p><text:span text:style-name="T4">Follow your installation instruc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Basic Tools</text:p>
          </draw:text-box>
        </draw:frame>
        <draw:frame presentation:style-name="pr6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We are going to use IDLE for our environment</text:p>
              </text:list-item>
              <text:list-item>
                <text:p>This provides an <text:span text:style-name="T3">editor</text:span><text:span text:style-name="T4"> and a </text:span><text:span text:style-name="T3">shell</text:span></text:p>
              </text:list-item>
              <text:list-item>
                <text:p text:style-name="P5"><text:span text:style-name="T4">The </text:span><text:span text:style-name="T3">shell</text:span><text:span text:style-name="T4"> starts first and accepts programming commands one by one</text:span></text:p>
              </text:list-item>
              <text:list-item>
                <text:p text:style-name="P5"><text:span text:style-name="T4">You will</text:span><text:span text:style-name="T4"> see results in the </text:span><text:span text:style-name="T3">shell</text:span><text:span text:style-name="T4"> right away</text:span></text:p>
              </text:list-item>
              <text:list-item>
                <text:p text:style-name="P5"><text:span text:style-name="T4">IDLE also provides a special text editor</text:span></text:p>
              </text:list-item>
              <text:list-item>
                <text:p text:style-name="P5"><text:span text:style-name="T4">This programming </text:span><text:span text:style-name="T3">editor</text:span><text:span text:style-name="T4"> can help us by colouring special words differently</text:span></text:p>
              </text:list-item>
              <text:list-item>
                <text:p text:style-name="P5"><text:span text:style-name="T4">It also lets us save our programs for later, unlike the </text:span><text:span text:style-name="T3">she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Shell</text:p>
          </draw:text-box>
        </draw:frame>
        <draw:frame presentation:style-name="pr8" draw:text-style-name="P5" draw:layer="layout" svg:width="25.199cm" svg:height="14.113cm" svg:x="1.4cm" svg:y="4.683cm" presentation:class="outline" presentation:user-transformed="true">
          <draw:text-box>
            <text:list text:style-name="L2">
              <text:list-item>
                <text:p text:style-name="P5"><text:span text:style-name="T4">Lets try out the </text:span><text:span text:style-name="T3">shell</text:span><text:span text:style-name="T4">! What happens if you try to talk to the computer like a person:</text:span><text:span text:style-name="T4"><text:line-break/></text:span><text:span text:style-name="T5">&gt;&gt;&gt; How much is one plus one?</text:span></text:p>
              </text:list-item>
              <text:list-item>
                <text:p text:style-name="P6"><text:span text:style-name="T6">Oops!</text:span><text:span text:style-name="T6"><text:line-break/></text:span><text:span text:style-name="T7"> <text:s/>File "&lt;stdin&gt;", line 1</text:span></text:p>
                <text:p text:style-name="P6"><text:span text:style-name="T7"><text:s text:c="4"/></text:span><text:span text:style-name="T7">How much is one plus one?</text:span></text:p>
                <text:p text:style-name="P6"><text:span text:style-name="T7"><text:s text:c="11"/></text:span><text:span text:style-name="T7">^</text:span></text:p>
                <text:p text:style-name="P6"><text:span text:style-name="T7">SyntaxError: invalid syntax</text:span></text:p>
              </text:list-item>
              <text:list-item>
                <text:p text:style-name="P6"><text:span text:style-name="T8">We need to know the computers special language, or </text:span><text:span text:style-name="T9">syntax</text:span><text:span text:style-name="T8">. Instead lets see</text:span><text:span text:style-name="T10"> </text:span><text:span text:style-name="T7">1 + 1</text:span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Fun with Math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he <text:span text:style-name="T3">shell</text:span><text:span text:style-name="T4"> spits the answer back to you!</text:span></text:p>
              </text:list-item>
              <text:list-item>
                <text:p><text:span text:style-name="T4">How would you do multiplication? Division or subtraction?</text:span></text:p>
              </text:list-item>
              <text:list-item>
                <text:p><text:span text:style-name="T11">+ - * /</text:span><text:span text:style-name="T4"> symbols are called </text:span><text:span text:style-name="T3">operators</text:span></text:p>
              </text:list-item>
              <text:list-item>
                <text:p><text:span text:style-name="T4">The </text:span><text:span text:style-name="T3">shell</text:span><text:span text:style-name="T4"> is like a simple calculator so it doesn't do order of operations, but you can force it to using parenthesis ie: </text:span><text:span text:style-name="T5">(3 + 4) / (5 + 5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Hello World</text:p>
          </draw:text-box>
        </draw:frame>
        <draw:frame presentation:style-name="pr6" draw:layer="layout" svg:width="25.199cm" svg:height="15.58cm" svg:x="1.4cm" svg:y="4.914cm" presentation:class="outline" presentation:user-transformed="true">
          <draw:text-box>
            <text:list text:style-name="L2">
              <text:list-item>
                <text:p>We can get the <text:span text:style-name="T3">shell</text:span><text:span text:style-name="T4"> to say things on the screen, try </text:span><text:span text:style-name="T5">print 'Hello World'</text:span></text:p>
              </text:list-item>
              <text:list-item>
                <text:p><text:span text:style-name="T12">print</text:span><text:span text:style-name="T6"> is a command or </text:span><text:span text:style-name="T13">function</text:span><text:span text:style-name="T6"> and </text:span><text:span text:style-name="T12">'Hello World'</text:span><text:span text:style-name="T6"> is a </text:span><text:span text:style-name="T13">string</text:span></text:p>
              </text:list-item>
              <text:list-item>
                <text:p><text:span text:style-name="T6">A </text:span><text:span text:style-name="T13">string</text:span><text:span text:style-name="T6"> is any text that isn't a command or number</text:span></text:p>
              </text:list-item>
              <text:list-item>
                <text:p><text:span text:style-name="T6">Don't forget the quotes (</text:span><text:span text:style-name="T5">'</text:span><text:span text:style-name="T6">)! Python needs this to tell the difference between </text:span><text:span text:style-name="T13">functions</text:span><text:span text:style-name="T6">, numbers and </text:span><text:span text:style-name="T13">strings</text:span></text:p>
              </text:list-item>
              <text:list-item>
                <text:p><text:span text:style-name="T5">print</text:span><text:span text:style-name="T6"> could be used to provide context:</text:span><text:span text:style-name="T6"><text:line-break/></text:span><text:span text:style-name="T11">print 'The gravity on Mars is:', 9.81 * 0.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Helping Hand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ython has libraries of special <text:span text:style-name="T3">functions</text:span> that help to do more complicated things</text:p>
              </text:list-item>
              <text:list-item>
                <text:p>These libraries are called <text:span text:style-name="T3">modules</text:span></text:p>
              </text:list-item>
              <text:list-item>
                <text:p>You can try <text:span text:style-name="T14">from math import *</text:span> which gives you tools like <text:span text:style-name="T14">sqrt(81)</text:span> or <text:span text:style-name="T14">ceil(0.9)</text:span>.</text:p>
              </text:list-item>
              <text:list-item>
                <text:p>There are some surprise <text:span text:style-name="T3">modules</text:span> like<text:line-break/><text:span text:style-name="T15">import antigravity</text:span></text:p>
              </text:list-item>
              <text:list-item>
                <text:p>Next we're going to have some fun with the <text:span text:style-name="T15">turtle</text:span> <text:span text:style-name="T3">module</text:span>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background" xlink:href="Pictures/1000000000000640000004B036863B8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8-19T22:23:11</meta:creation-date>
    <dc:language>fi-FI</dc:language>
    <meta:editing-cycles>3</meta:editing-cycles>
    <meta:editing-duration>PT21M28S</meta:editing-duration>
    <meta:initial-creator>Michael Edwards</meta:initial-creator>
    <dc:date>2012-08-20T21:10:12</dc:date>
    <dc:creator>Michael Edwards</dc:creator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4/share/template/en-US/presnt/Glossy.otp"/>
  </office:meta>
</office:document-meta>
</file>